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1" table:style-name="ta1">
        <table:shapes>
          <draw:frame draw:z-index="0" draw:style-name="gr1" draw:text-style-name="P1" svg:width="15.999cm" svg:height="8.999cm" svg:x="2.05cm" svg:y="0.1cm">
            <draw:object draw:notify-on-update-of-ranges="MOCHILA1.B1:MOCHILA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228cm" svg:y="0.1cm">
            <draw:object draw:notify-on-update-of-ranges="MOCHILA1.C1:MOCHILA1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35" calcext:value-type="float">
            <text:p>3673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35" calcext:value-type="float">
            <text:p>3673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69" calcext:value-type="float">
            <text:p>2286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841" calcext:value-type="float">
            <text:p>3884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626" calcext:value-type="float">
            <text:p>2862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626" calcext:value-type="float">
            <text:p>2862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932" calcext:value-type="float">
            <text:p>2393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92" calcext:value-type="float">
            <text:p>1839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08" calcext:value-type="float">
            <text:p>1760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90" calcext:value-type="float">
            <text:p>1529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98" calcext:value-type="float">
            <text:p>1629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98" calcext:value-type="float">
            <text:p>1629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24" calcext:value-type="float">
            <text:p>1562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72" calcext:value-type="float">
            <text:p>115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28" calcext:value-type="float">
            <text:p>1152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80" calcext:value-type="float">
            <text:p>1188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80" calcext:value-type="float">
            <text:p>1188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72" calcext:value-type="float">
            <text:p>104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88" calcext:value-type="float">
            <text:p>888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25" calcext:value-type="float">
            <text:p>82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50" calcext:value-type="float">
            <text:p>555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74" calcext:value-type="float">
            <text:p>377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5" calcext:value-type="float">
            <text:p>409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5" calcext:value-type="float">
            <text:p>40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0" calcext:value-type="float">
            <text:p>231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10" calcext:value-type="float">
            <text:p>231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95" calcext:value-type="float">
            <text:p>409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92" calcext:value-type="float">
            <text:p>319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67" calcext:value-type="float">
            <text:p>266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63" calcext:value-type="float">
            <text:p>236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41" calcext:value-type="float">
            <text:p>264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2" calcext:value-type="float">
            <text:p>250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6" calcext:value-type="float">
            <text:p>219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78" calcext:value-type="float">
            <text:p>117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41" calcext:value-type="float">
            <text:p>264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8" calcext:value-type="float">
            <text:p>174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3" calcext:value-type="float">
            <text:p>146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50" calcext:value-type="float">
            <text:p>13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68" calcext:value-type="float">
            <text:p>136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8" calcext:value-type="float">
            <text:p>100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2" calcext:value-type="float">
            <text:p>95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0" calcext:value-type="float">
            <text:p>88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32" calcext:value-type="float">
            <text:p>123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0" calcext:value-type="float">
            <text:p>68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0" calcext:value-type="float">
            <text:p>68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6" calcext:value-type="float">
            <text:p>5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0" calcext:value-type="float">
            <text:p>4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7" calcext:value-type="float">
            <text:p>38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" calcext:value-type="float">
            <text:p>40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9" calcext:value-type="float">
            <text:p>36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8" calcext:value-type="float">
            <text:p>37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6" calcext:value-type="float">
            <text:p>33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0" calcext:value-type="float">
            <text:p>28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0" calcext:value-type="float">
            <text:p>28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33:34.920727949</dc:date>
    <meta:editing-duration>PT2M18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1 - AVALIAÇÕES</text:p>
        </chart:title>
        <chart:plot-area chart:style-name="ch3" table:cell-range-address="MOCHILA1.B1:MOCHILA1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1.B1:MOCHILA1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35">
                <text:p>36735</text:p>
                <draw:g>
                  <svg:desc>MOCHILA1.B1:MOCHILA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35">
                <text:p>36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69">
                <text:p>22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841">
                <text:p>38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26">
                <text:p>28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26">
                <text:p>2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32">
                <text:p>23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92">
                <text:p>18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08">
                <text:p>1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90">
                <text:p>15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24">
                <text:p>15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72">
                <text:p>11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25">
                <text:p>8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MOCHILA TESTE 1 - FITNESS</text:p>
        </chart:title>
        <chart:plot-area chart:style-name="ch3" table:cell-range-address="MOCHILA1.C1:MOCHILA1.C10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MOCHILA1.C1:MOCHILA1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8">
                <text:p>368</text:p>
                <draw:g>
                  <svg:desc>MOCHILA1.C1:MOCHILA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